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margin-left="0cm" fo:margin-right="0cm" fo:text-indent="0.501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loext:graphic-properties draw:fill="solid" draw:fill-color="#1f1f1f"/>
      <style:paragraph-properties style:line-height-at-least="0.503cm" fo:background-color="#1f1f1f"/>
    </style:style>
    <style:style style:name="P12" style:family="paragraph" style:parent-style-name="Standard">
      <loext:graphic-properties draw:fill="solid" draw:fill-color="#1f1f1f"/>
      <style:paragraph-properties style:line-height-at-least="0.503cm" fo:background-color="#1f1f1f"/>
      <style:text-properties fo:color="#cccccc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P13" style:family="paragraph" style:parent-style-name="Text_20_body">
      <style:text-properties officeooo:paragraph-rsid="00148859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3"/>
    <style:style style:name="P16" style:family="paragraph" style:parent-style-name="List_20_Paragraph" style:list-style-name="WWNum5">
      <style:text-properties officeooo:paragraph-rsid="001010a1"/>
    </style:style>
    <style:style style:name="P17" style:family="paragraph" style:parent-style-name="List_20_Paragraph" style:list-style-name="WWNum5">
      <style:text-properties fo:font-size="14pt" fo:language="ru" fo:country="RU" style:font-size-asian="14pt" style:font-size-complex="14pt"/>
    </style:style>
    <style:style style:name="P18" style:family="paragraph" style:parent-style-name="List_20_Paragraph" style:list-style-name="WWNum5">
      <style:paragraph-properties fo:text-align="start" style:justify-single-word="false"/>
      <style:text-properties fo:font-size="14pt" officeooo:paragraph-rsid="001010a1" style:font-size-asian="14pt" style:font-size-complex="14pt"/>
    </style:style>
    <style:style style:name="P19" style:family="paragraph" style:parent-style-name="List_20_Paragraph" style:list-style-name="WWNum5">
      <style:paragraph-properties fo:text-align="start" style:justify-single-word="false"/>
      <style:text-properties officeooo:paragraph-rsid="000ebeab"/>
    </style:style>
    <style:style style:name="P20" style:family="paragraph" style:parent-style-name="List_20_Paragraph" style:list-style-name="WWNum5">
      <style:paragraph-properties fo:text-align="start" style:justify-single-word="false"/>
      <style:text-properties officeooo:paragraph-rsid="001010a1"/>
    </style:style>
    <style:style style:name="P21" style:family="paragraph" style:parent-style-name="List_20_Paragraph" style:list-style-name="WWNum5">
      <style:paragraph-properties fo:text-align="start" style:justify-single-word="false"/>
      <style:text-properties officeooo:paragraph-rsid="0013676f"/>
    </style:style>
    <style:style style:name="P22" style:family="paragraph" style:parent-style-name="List_20_Paragraph" style:list-style-name="WWNum5">
      <style:paragraph-properties fo:text-align="start" style:justify-single-word="false"/>
      <style:text-properties fo:language="ru" fo:country="RU" officeooo:paragraph-rsid="000ebeab"/>
    </style:style>
    <style:style style:name="P23" style:family="paragraph" style:parent-style-name="List_20_Paragraph" style:list-style-name="WWNum5">
      <style:paragraph-properties fo:text-align="start" style:justify-single-word="false"/>
      <style:text-properties fo:language="ru" fo:country="RU" officeooo:paragraph-rsid="001010a1"/>
    </style:style>
    <style:style style:name="P24" style:family="paragraph" style:parent-style-name="List_20_Paragraph" style:list-style-name="WWNum5">
      <style:paragraph-properties fo:text-align="start" style:justify-single-word="false"/>
      <style:text-properties fo:language="ru" fo:country="RU" officeooo:paragraph-rsid="0013676f"/>
    </style:style>
    <style:style style:name="P25" style:family="paragraph" style:parent-style-name="List_20_Paragraph" style:list-style-name="WWNum5">
      <style:paragraph-properties fo:text-align="start" style:justify-single-word="false"/>
      <style:text-properties fo:language="ru" fo:country="RU" officeooo:rsid="001010a1" officeooo:paragraph-rsid="001010a1"/>
    </style:style>
    <style:style style:name="P26" style:family="paragraph" style:parent-style-name="List_20_Paragraph" style:list-style-name="WWNum5">
      <style:paragraph-properties fo:text-align="start" style:justify-single-word="false"/>
      <style:text-properties officeooo:rsid="001010a1" officeooo:paragraph-rsid="001010a1"/>
    </style:style>
    <style:style style:name="P27" style:family="paragraph" style:parent-style-name="List_20_Paragraph" style:list-style-name="WWNum5">
      <style:paragraph-properties fo:text-align="start" style:justify-single-word="false"/>
      <style:text-properties fo:font-size="11pt" fo:language="ru" fo:country="RU" officeooo:rsid="001010a1" officeooo:paragraph-rsid="001010a1" style:font-size-asian="11pt" style:font-size-complex="11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30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31" style:family="paragraph" style:parent-style-name="Standard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34" style:family="paragraph" style:parent-style-name="Standard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35" style:family="paragraph" style:parent-style-name="Standard">
      <style:paragraph-properties fo:margin-top="0cm" fo:margin-bottom="0.423cm" style:contextual-spacing="false"/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P36" style:family="paragraph" style:parent-style-name="Standard">
      <loext:graphic-properties draw:fill="solid" draw:fill-color="#1f1f1f"/>
      <style:paragraph-properties style:line-height-at-least="0.503cm" fo:background-color="#1f1f1f"/>
      <style:text-properties fo:color="#dcdcaa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P37" style:family="paragraph" style:parent-style-name="Standard">
      <loext:graphic-properties draw:fill="solid" draw:fill-color="#1f1f1f"/>
      <style:paragraph-properties style:line-height-at-least="0.503cm" fo:background-color="#1f1f1f"/>
      <style:text-properties fo:color="#6a9955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P38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language="ru" fo:country="RU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paragraph-properties fo:margin-top="0cm" fo:margin-bottom="0cm" style:contextual-spacing="false"/>
    </style:style>
    <style:style style:name="P42" style:family="paragraph" style:parent-style-name="Text_20_body" style:list-style-name="L2"/>
    <style:style style:name="P43" style:family="paragraph" style:parent-style-name="Text_20_body" style:list-style-name="L2">
      <style:paragraph-properties fo:margin-top="0cm" fo:margin-bottom="0cm" style:contextual-spacing="false"/>
    </style:style>
    <style:style style:name="P44" style:family="paragraph" style:parent-style-name="Text_20_body" style:list-style-name="L3"/>
    <style:style style:name="P45" style:family="paragraph" style:parent-style-name="Text_20_body" style:list-style-name="L3">
      <style:paragraph-properties fo:margin-top="0cm" fo:margin-bottom="0cm" style:contextual-spacing="false"/>
      <style:text-properties officeooo:paragraph-rsid="00148859"/>
    </style:style>
    <style:style style:name="P4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3pt" fo:language="ru" fo:country="RU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fo:language="ru" fo:country="RU" officeooo:rsid="00167128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fo:font-size="14pt" fo:language="ru" fo:country="RU" style:font-name-asian="Times New Roman1" style:font-size-asian="14pt" style:font-size-complex="14pt" style:font-weight-complex="bold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officeooo:rsid="001178e6" style:font-size-asian="14pt" style:font-size-complex="14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color="#c586c0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17" style:family="text">
      <style:text-properties fo:color="#cccccc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18" style:family="text">
      <style:text-properties fo:color="#4ec9b0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19" style:family="text">
      <style:text-properties fo:color="#dcdcaa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0" style:family="text">
      <style:text-properties fo:color="#6a9955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1" style:family="text">
      <style:text-properties fo:color="#569cd6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2" style:family="text">
      <style:text-properties fo:color="#9cdcfe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3" style:family="text">
      <style:text-properties fo:color="#d4d4d4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4" style:family="text">
      <style:text-properties fo:color="#b5cea8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5" style:family="text">
      <style:text-properties fo:color="#ce9178" loext:opacity="100%" style:font-name="Consolas" fo:font-size="10.5pt" fo:language="ru" fo:country="BY" style:font-name-asian="Times New Roman1" style:font-size-asian="10.5pt" style:language-asian="ru" style:country-asian="BY" style:font-name-complex="Times New Roman1" style:font-size-complex="10.5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ru" fo:country="RU"/>
    </style:style>
    <style:style style:name="T29" style:family="text">
      <style:text-properties fo:language="ru" fo:country="RU" style:text-underline-style="solid" style:text-underline-width="auto" style:text-underline-color="font-color"/>
    </style:style>
    <style:style style:name="T30" style:family="text">
      <style:text-properties fo:language="ru" fo:country="RU" officeooo:rsid="000ebeab"/>
    </style:style>
    <style:style style:name="T31" style:family="text">
      <style:text-properties fo:language="ru" fo:country="RU" officeooo:rsid="001010a1"/>
    </style:style>
    <style:style style:name="T32" style:family="text">
      <style:text-properties fo:language="ru" fo:country="RU" officeooo:rsid="001178e6"/>
    </style:style>
    <style:style style:name="T33" style:family="text">
      <style:text-properties fo:language="ru" fo:country="RU" officeooo:rsid="0013676f"/>
    </style:style>
    <style:style style:name="T34" style:family="text">
      <style:text-properties officeooo:rsid="001010a1"/>
    </style:style>
    <style:style style:name="T35" style:family="text">
      <style:text-properties officeooo:rsid="00148859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образования Республики Беларусь</text:p>
      <text:p text:style-name="P29">Учреждение образования</text:p>
      <text:p text:style-name="P29">Белорусский государственный университет информатики и</text:p>
      <text:p text:style-name="P29">Радиоэлектроники</text:p>
      <text:p text:style-name="P5"/>
      <text:p text:style-name="P32">Факультет информационных технологий и управления</text:p>
      <text:p text:style-name="P32">Кафедра интеллектуальных информационных технолог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4">Отчет по лабораторной работе №</text:span><text:span text:style-name="T6">5</text:span></text:p>
      <text:p text:style-name="P4"><text:span text:style-name="T4">по курсу “</text:span><text:span text:style-name="T6">Средства и методы защиты информации в интеллектуальных системах</text:span><text:span text:style-name="T4">”</text:span></text:p>
      <text:p text:style-name="P6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Standard"><text:span text:style-name="T1">Студент гр. </text:span><text:span text:style-name="T2">2</text:span><text:span text:style-name="T1">21701<text:tab/><text:tab/></text:span><text:span text:style-name="T2"><text:tab/><text:tab/><text:tab/><text:tab/><text:tab/><text:tab/></text:span><text:span text:style-name="T3">Глёза</text:span><text:span text:style-name="T2"> </text:span><text:span text:style-name="T3">Е</text:span><text:span text:style-name="T2">. </text:span><text:span text:style-name="T3">Д</text:span><text:span text:style-name="T2">.</text:span></text:p>
      <text:p text:style-name="P31"><text:tab/><text:tab/><text:tab/><text:tab/><text:tab/><text:tab/><text:tab/><text:tab/><text:tab/><text:tab/><text:tab/></text:p>
      <text:p text:style-name="P5"/>
      <text:p text:style-name="Standard"><text:span text:style-name="T1">Проверил:<text:tab/><text:tab/><text:tab/><text:tab/><text:tab/><text:tab/><text:tab/></text:span><text:span text:style-name="T2"> <text:s/><text:tab/><text:tab/>Захаров</text:span><text:span text:style-name="T1"> В.</text:span><text:span text:style-name="T2"> В</text:span><text:span text:style-name="T1">.</text:span></text:p>
      <text:p text:style-name="P5"/>
      <text:p text:style-name="P5"/>
      <text:p text:style-name="P5"/>
      <text:p text:style-name="P5"/>
      <text:p text:style-name="P9"/>
      <text:p text:style-name="P9"/>
      <text:p text:style-name="P9">Минск</text:p>
      <text:p text:style-name="P4"><text:span text:style-name="T5">202</text:span><text:span text:style-name="T7">4</text:span></text:p>
      <text:p text:style-name="Standard"><text:soft-page-break/><text:span text:style-name="T9">Тема</text:span><text:span text:style-name="T8">: </text:span><text:span text:style-name="T11">Ассиметричное шифрование и электронная цифровая подпись</text:span></text:p>
      <text:p text:style-name="P7"/>
      <text:p text:style-name="P34">Задание для самостоятельного выполнения:</text:p>
      <text:p text:style-name="P3">Разработать программное обеспечение, реализующее функции генерации секретного и открытого ключей, шифрования и цифровой подписи для алгоритма RSA. Обмен входными и выходными данными должен осуществляться через файлы:</text:p>
      <text:list xml:id="list3687574000" text:style-name="WWNum1">
        <text:list-item>
          <text:p text:style-name="P14">открытого ключа;</text:p>
        </text:list-item>
        <text:list-item>
          <text:p text:style-name="P14">секретного ключа;</text:p>
        </text:list-item>
        <text:list-item>
          <text:p text:style-name="P14">исходного сообщения;</text:p>
        </text:list-item>
        <text:list-item>
          <text:p text:style-name="P14">зашифрованного сообщения.</text:p>
        </text:list-item>
      </text:list>
      <text:p text:style-name="P3">Для повышения скорости шифрования использовать метод последовательного возведения в квадрат и умножения.</text:p>
      <text:p text:style-name="P3">Выполнить тестирование разработанного программного обеспечения на 10 наборах тестовых данных.</text:p>
      <text:p text:style-name="P3">Длина чисел p и q должна быть не менее 1024 бит.</text:p>
      <text:p text:style-name="P2"/>
      <text:p text:style-name="Standard"><text:span text:style-name="T9">Выполнение</text:span><text:span text:style-name="T10">:</text:span></text:p>
      <text:p text:style-name="P10"/>
      <text:p text:style-name="Standard"><text:span text:style-name="T14">Код</text:span><text:span text:style-name="T15"> </text:span><text:span text:style-name="T14">программы</text:span><text:span text:style-name="T15">:</text:span></text:p>
      <text:p text:style-name="P11"><text:span text:style-name="T16">import</text:span><text:span text:style-name="T17"> </text:span><text:span text:style-name="T18">random</text:span></text:p>
      <text:p text:style-name="P36"><text:tab/><text:tab/></text:p>
      <text:p text:style-name="P11"><text:span text:style-name="T16">import</text:span><text:span text:style-name="T17"> </text:span><text:span text:style-name="T18">hashlib</text:span></text:p>
      <text:p text:style-name="P12"/>
      <text:p text:style-name="P37"># Функция для последовательного возведения в квадрат и умножения</text:p>
      <text:p text:style-name="P11"><text:span text:style-name="T21">def</text:span><text:span text:style-name="T17"> </text:span><text:span text:style-name="T19">mod_exp</text:span><text:span text:style-name="T17">(</text:span><text:span text:style-name="T22">base</text:span><text:span text:style-name="T17">, </text:span><text:span text:style-name="T22">exp</text:span><text:span text:style-name="T17">, </text:span><text:span text:style-name="T22">mod</text:span><text:span text:style-name="T17">):</text:span></text:p>
      <text:p text:style-name="P11"><text:span text:style-name="T17"><text:s text:c="4"/></text:span><text:span text:style-name="T22">result</text:span><text:span text:style-name="T17"> </text:span><text:span text:style-name="T23">=</text:span><text:span text:style-name="T17"> </text:span><text:span text:style-name="T24">1</text:span></text:p>
      <text:p text:style-name="P11"><text:span text:style-name="T17"><text:s text:c="4"/></text:span><text:span text:style-name="T16">while</text:span><text:span text:style-name="T17"> </text:span><text:span text:style-name="T22">exp</text:span><text:span text:style-name="T17"> </text:span><text:span text:style-name="T23">&gt;</text:span><text:span text:style-name="T17"> </text:span><text:span text:style-name="T24">0</text:span><text:span text:style-name="T17">:</text:span></text:p>
      <text:p text:style-name="P11"><text:span text:style-name="T17"><text:s text:c="8"/></text:span><text:span text:style-name="T16">if</text:span><text:span text:style-name="T17"> </text:span><text:span text:style-name="T22">exp</text:span><text:span text:style-name="T17"> </text:span><text:span text:style-name="T23">%</text:span><text:span text:style-name="T17"> </text:span><text:span text:style-name="T24">2</text:span><text:span text:style-name="T17"> </text:span><text:span text:style-name="T23">==</text:span><text:span text:style-name="T17"> </text:span><text:span text:style-name="T24">1</text:span><text:span text:style-name="T17">:</text:span></text:p>
      <text:p text:style-name="P11"><text:span text:style-name="T17"><text:s text:c="12"/></text:span><text:span text:style-name="T22">result</text:span><text:span text:style-name="T17"> </text:span><text:span text:style-name="T23">=</text:span><text:span text:style-name="T17"> (</text:span><text:span text:style-name="T22">result</text:span><text:span text:style-name="T17"> </text:span><text:span text:style-name="T23">*</text:span><text:span text:style-name="T17"> </text:span><text:span text:style-name="T22">base</text:span><text:span text:style-name="T17">) </text:span><text:span text:style-name="T23">%</text:span><text:span text:style-name="T17"> </text:span><text:span text:style-name="T22">mod</text:span></text:p>
      <text:p text:style-name="P11"><text:span text:style-name="T17"><text:s text:c="8"/></text:span><text:span text:style-name="T22">base</text:span><text:span text:style-name="T17"> </text:span><text:span text:style-name="T23">=</text:span><text:span text:style-name="T17"> (</text:span><text:span text:style-name="T22">base</text:span><text:span text:style-name="T17"> </text:span><text:span text:style-name="T23">*</text:span><text:span text:style-name="T17"> </text:span><text:span text:style-name="T22">base</text:span><text:span text:style-name="T17">) </text:span><text:span text:style-name="T23">%</text:span><text:span text:style-name="T17"> </text:span><text:span text:style-name="T22">mod</text:span></text:p>
      <text:p text:style-name="P11"><text:span text:style-name="T17"><text:s text:c="8"/></text:span><text:span text:style-name="T22">exp</text:span><text:span text:style-name="T17"> </text:span><text:span text:style-name="T23">//=</text:span><text:span text:style-name="T17"> </text:span><text:span text:style-name="T24">2</text:span></text:p>
      <text:p text:style-name="P11"><text:span text:style-name="T17"><text:s text:c="4"/></text:span><text:span text:style-name="T16">return</text:span><text:span text:style-name="T17"> </text:span><text:span text:style-name="T22">result</text:span></text:p>
      <text:p text:style-name="P12"/>
      <text:p text:style-name="P37"># Генерация ключей RSA</text:p>
      <text:p text:style-name="P11"><text:span text:style-name="T21">def</text:span><text:span text:style-name="T17"> </text:span><text:span text:style-name="T19">generate_rsa_keys</text:span><text:span text:style-name="T17">(</text:span><text:span text:style-name="T22">bits</text:span><text:span text:style-name="T23">=</text:span><text:span text:style-name="T24">1024</text:span><text:span text:style-name="T17">):</text:span></text:p>
      <text:p text:style-name="P11"><text:span text:style-name="T17"><text:s text:c="4"/></text:span><text:span text:style-name="T22">p</text:span><text:span text:style-name="T17"> </text:span><text:span text:style-name="T23">=</text:span><text:span text:style-name="T17"> </text:span><text:span text:style-name="T19">getPrime</text:span><text:span text:style-name="T17">(</text:span><text:span text:style-name="T22">bits</text:span><text:span text:style-name="T17">)</text:span></text:p>
      <text:p text:style-name="P11"><text:span text:style-name="T17"><text:s text:c="4"/></text:span><text:span text:style-name="T22">q</text:span><text:span text:style-name="T17"> </text:span><text:span text:style-name="T23">=</text:span><text:span text:style-name="T17"> </text:span><text:span text:style-name="T19">getPrime</text:span><text:span text:style-name="T17">(</text:span><text:span text:style-name="T22">bits</text:span><text:span text:style-name="T17">)</text:span></text:p>
      <text:p text:style-name="P11"><text:span text:style-name="T17"><text:s text:c="4"/></text:span><text:span text:style-name="T22">n</text:span><text:span text:style-name="T17"> </text:span><text:span text:style-name="T23">=</text:span><text:span text:style-name="T17"> </text:span><text:span text:style-name="T22">p</text:span><text:span text:style-name="T17"> </text:span><text:span text:style-name="T23">*</text:span><text:span text:style-name="T17"> </text:span><text:span text:style-name="T22">q</text:span></text:p>
      <text:p text:style-name="P11"><text:span text:style-name="T17"><text:s text:c="4"/></text:span><text:span text:style-name="T22">phi</text:span><text:span text:style-name="T17"> </text:span><text:span text:style-name="T23">=</text:span><text:span text:style-name="T17"> (</text:span><text:span text:style-name="T22">p</text:span><text:span text:style-name="T17"> </text:span><text:span text:style-name="T23">-</text:span><text:span text:style-name="T17"> </text:span><text:span text:style-name="T24">1</text:span><text:span text:style-name="T17">) </text:span><text:span text:style-name="T23">*</text:span><text:span text:style-name="T17"> (</text:span><text:span text:style-name="T22">q</text:span><text:span text:style-name="T17"> </text:span><text:span text:style-name="T23">-</text:span><text:span text:style-name="T17"> </text:span><text:span text:style-name="T24">1</text:span><text:span text:style-name="T17">)</text:span></text:p>
      <text:p text:style-name="P12"/>
      <text:p text:style-name="P11"><text:span text:style-name="T17"><text:s text:c="4"/></text:span><text:span text:style-name="T20"># Открытая экспонента</text:span></text:p>
      <text:p text:style-name="P11"><text:span text:style-name="T17"><text:s text:c="4"/></text:span><text:span text:style-name="T22">e</text:span><text:span text:style-name="T17"> </text:span><text:span text:style-name="T23">=</text:span><text:span text:style-name="T17"> </text:span><text:span text:style-name="T24">65537</text:span></text:p>
      <text:p text:style-name="P11"><text:span text:style-name="T17"><text:s text:c="4"/></text:span><text:span text:style-name="T20"># Секретная экспонента</text:span></text:p>
      <text:p text:style-name="P11"><text:span text:style-name="T17"><text:s text:c="4"/></text:span><text:span text:style-name="T22">d</text:span><text:span text:style-name="T17"> </text:span><text:span text:style-name="T23">=</text:span><text:span text:style-name="T17"> </text:span><text:span text:style-name="T19">inverse</text:span><text:span text:style-name="T17">(</text:span><text:span text:style-name="T22">e</text:span><text:span text:style-name="T17">, </text:span><text:span text:style-name="T22">phi</text:span><text:span text:style-name="T17">)</text:span></text:p>
      <text:p text:style-name="P12"/>
      <text:p text:style-name="P11"><text:span text:style-name="T17"><text:s text:c="4"/></text:span><text:span text:style-name="T16">return</text:span><text:span text:style-name="T17"> (</text:span><text:span text:style-name="T22">e</text:span><text:span text:style-name="T17">, </text:span><text:span text:style-name="T22">n</text:span><text:span text:style-name="T17">), (</text:span><text:span text:style-name="T22">d</text:span><text:span text:style-name="T17">, </text:span><text:span text:style-name="T22">n</text:span><text:span text:style-name="T17">)</text:span></text:p>
      <text:p text:style-name="P12"/>
      <text:p text:style-name="P37"># Шифрование сообщения</text:p>
      <text:p text:style-name="P11"><text:soft-page-break/><text:span text:style-name="T21">def</text:span><text:span text:style-name="T17"> </text:span><text:span text:style-name="T19">encrypt</text:span><text:span text:style-name="T17">(</text:span><text:span text:style-name="T22">message</text:span><text:span text:style-name="T17">, </text:span><text:span text:style-name="T22">pub_key</text:span><text:span text:style-name="T17">):</text:span></text:p>
      <text:p text:style-name="P11"><text:span text:style-name="T17"><text:s text:c="4"/></text:span><text:span text:style-name="T22">e</text:span><text:span text:style-name="T17">, </text:span><text:span text:style-name="T22">n</text:span><text:span text:style-name="T17"> </text:span><text:span text:style-name="T23">=</text:span><text:span text:style-name="T17"> </text:span><text:span text:style-name="T22">pub_key</text:span></text:p>
      <text:p text:style-name="P11"><text:span text:style-name="T17"><text:s text:c="4"/></text:span><text:span text:style-name="T22">message_int</text:span><text:span text:style-name="T17"> </text:span><text:span text:style-name="T23">=</text:span><text:span text:style-name="T17"> </text:span><text:span text:style-name="T19">bytes_to_long</text:span><text:span text:style-name="T17">(</text:span><text:span text:style-name="T22">message</text:span><text:span text:style-name="T17">)</text:span></text:p>
      <text:p text:style-name="P11"><text:span text:style-name="T17"><text:s text:c="4"/></text:span><text:span text:style-name="T16">return</text:span><text:span text:style-name="T17"> </text:span><text:span text:style-name="T19">mod_exp</text:span><text:span text:style-name="T17">(</text:span><text:span text:style-name="T22">message_int</text:span><text:span text:style-name="T17">, </text:span><text:span text:style-name="T22">e</text:span><text:span text:style-name="T17">, </text:span><text:span text:style-name="T22">n</text:span><text:span text:style-name="T17">)</text:span></text:p>
      <text:p text:style-name="P12"/>
      <text:p text:style-name="P37"># Расшифровка сообщения</text:p>
      <text:p text:style-name="P11"><text:span text:style-name="T21">def</text:span><text:span text:style-name="T17"> </text:span><text:span text:style-name="T19">decrypt</text:span><text:span text:style-name="T17">(</text:span><text:span text:style-name="T22">ciphertext</text:span><text:span text:style-name="T17">, </text:span><text:span text:style-name="T22">priv_key</text:span><text:span text:style-name="T17">):</text:span></text:p>
      <text:p text:style-name="P11"><text:span text:style-name="T17"><text:s text:c="4"/></text:span><text:span text:style-name="T22">d</text:span><text:span text:style-name="T17">, </text:span><text:span text:style-name="T22">n</text:span><text:span text:style-name="T17"> </text:span><text:span text:style-name="T23">=</text:span><text:span text:style-name="T17"> </text:span><text:span text:style-name="T22">priv_key</text:span></text:p>
      <text:p text:style-name="P11"><text:span text:style-name="T17"><text:s text:c="4"/></text:span><text:span text:style-name="T16">return</text:span><text:span text:style-name="T17"> </text:span><text:span text:style-name="T19">long_to_bytes</text:span><text:span text:style-name="T17">(</text:span><text:span text:style-name="T19">mod_exp</text:span><text:span text:style-name="T17">(</text:span><text:span text:style-name="T22">ciphertext</text:span><text:span text:style-name="T17">, </text:span><text:span text:style-name="T22">d</text:span><text:span text:style-name="T17">, </text:span><text:span text:style-name="T22">n</text:span><text:span text:style-name="T17">))</text:span></text:p>
      <text:p text:style-name="P12"/>
      <text:p text:style-name="P37"># Цифровая подпись</text:p>
      <text:p text:style-name="P11"><text:span text:style-name="T21">def</text:span><text:span text:style-name="T17"> </text:span><text:span text:style-name="T19">sign</text:span><text:span text:style-name="T17">(</text:span><text:span text:style-name="T22">message</text:span><text:span text:style-name="T17">, </text:span><text:span text:style-name="T22">priv_key</text:span><text:span text:style-name="T17">):</text:span></text:p>
      <text:p text:style-name="P11"><text:span text:style-name="T17"><text:s text:c="4"/></text:span><text:span text:style-name="T22">message_hash</text:span><text:span text:style-name="T17"> </text:span><text:span text:style-name="T23">=</text:span><text:span text:style-name="T17"> </text:span><text:span text:style-name="T18">hashlib</text:span><text:span text:style-name="T17">.</text:span><text:span text:style-name="T19">sha256</text:span><text:span text:style-name="T17">(</text:span><text:span text:style-name="T22">message</text:span><text:span text:style-name="T17">).</text:span><text:span text:style-name="T19">digest</text:span><text:span text:style-name="T17">()</text:span></text:p>
      <text:p text:style-name="P11"><text:span text:style-name="T17"><text:s text:c="4"/></text:span><text:span text:style-name="T22">message_int</text:span><text:span text:style-name="T17"> </text:span><text:span text:style-name="T23">=</text:span><text:span text:style-name="T17"> </text:span><text:span text:style-name="T19">bytes_to_long</text:span><text:span text:style-name="T17">(</text:span><text:span text:style-name="T22">message_hash</text:span><text:span text:style-name="T17">)</text:span></text:p>
      <text:p text:style-name="P11"><text:span text:style-name="T17"><text:s text:c="4"/></text:span><text:span text:style-name="T22">d</text:span><text:span text:style-name="T17">, </text:span><text:span text:style-name="T22">n</text:span><text:span text:style-name="T17"> </text:span><text:span text:style-name="T23">=</text:span><text:span text:style-name="T17"> </text:span><text:span text:style-name="T22">priv_key</text:span></text:p>
      <text:p text:style-name="P11"><text:span text:style-name="T17"><text:s text:c="4"/></text:span><text:span text:style-name="T16">return</text:span><text:span text:style-name="T17"> </text:span><text:span text:style-name="T19">mod_exp</text:span><text:span text:style-name="T17">(</text:span><text:span text:style-name="T22">message_int</text:span><text:span text:style-name="T17">, </text:span><text:span text:style-name="T22">d</text:span><text:span text:style-name="T17">, </text:span><text:span text:style-name="T22">n</text:span><text:span text:style-name="T17">)</text:span></text:p>
      <text:p text:style-name="P12"/>
      <text:p text:style-name="P37"># Проверка подписи</text:p>
      <text:p text:style-name="P11"><text:span text:style-name="T21">def</text:span><text:span text:style-name="T17"> </text:span><text:span text:style-name="T19">verify</text:span><text:span text:style-name="T17">(</text:span><text:span text:style-name="T22">message</text:span><text:span text:style-name="T17">, </text:span><text:span text:style-name="T22">signature</text:span><text:span text:style-name="T17">, </text:span><text:span text:style-name="T22">pub_key</text:span><text:span text:style-name="T17">):</text:span></text:p>
      <text:p text:style-name="P11"><text:span text:style-name="T17"><text:s text:c="4"/></text:span><text:span text:style-name="T22">message_hash</text:span><text:span text:style-name="T17"> </text:span><text:span text:style-name="T23">=</text:span><text:span text:style-name="T17"> </text:span><text:span text:style-name="T18">hashlib</text:span><text:span text:style-name="T17">.</text:span><text:span text:style-name="T19">sha256</text:span><text:span text:style-name="T17">(</text:span><text:span text:style-name="T22">message</text:span><text:span text:style-name="T17">).</text:span><text:span text:style-name="T19">digest</text:span><text:span text:style-name="T17">()</text:span></text:p>
      <text:p text:style-name="P11"><text:span text:style-name="T17"><text:s text:c="4"/></text:span><text:span text:style-name="T22">message_int</text:span><text:span text:style-name="T17"> </text:span><text:span text:style-name="T23">=</text:span><text:span text:style-name="T17"> </text:span><text:span text:style-name="T19">bytes_to_long</text:span><text:span text:style-name="T17">(</text:span><text:span text:style-name="T22">message_hash</text:span><text:span text:style-name="T17">)</text:span></text:p>
      <text:p text:style-name="P11"><text:span text:style-name="T17"><text:s text:c="4"/></text:span><text:span text:style-name="T22">e</text:span><text:span text:style-name="T17">, </text:span><text:span text:style-name="T22">n</text:span><text:span text:style-name="T17"> </text:span><text:span text:style-name="T23">=</text:span><text:span text:style-name="T17"> </text:span><text:span text:style-name="T22">pub_key</text:span></text:p>
      <text:p text:style-name="P11"><text:span text:style-name="T17"><text:s text:c="4"/></text:span><text:span text:style-name="T22">signature_int</text:span><text:span text:style-name="T17"> </text:span><text:span text:style-name="T23">=</text:span><text:span text:style-name="T17"> </text:span><text:span text:style-name="T19">mod_exp</text:span><text:span text:style-name="T17">(</text:span><text:span text:style-name="T22">signature</text:span><text:span text:style-name="T17">, </text:span><text:span text:style-name="T22">e</text:span><text:span text:style-name="T17">, </text:span><text:span text:style-name="T22">n</text:span><text:span text:style-name="T17">)</text:span></text:p>
      <text:p text:style-name="P11"><text:span text:style-name="T17"><text:s text:c="4"/></text:span><text:span text:style-name="T16">return</text:span><text:span text:style-name="T17"> </text:span><text:span text:style-name="T22">signature_int</text:span><text:span text:style-name="T17"> </text:span><text:span text:style-name="T23">==</text:span><text:span text:style-name="T17"> </text:span><text:span text:style-name="T22">message_int</text:span></text:p>
      <text:p text:style-name="P12"/>
      <text:p text:style-name="P37"># Чтение из файла</text:p>
      <text:p text:style-name="P11"><text:span text:style-name="T21">def</text:span><text:span text:style-name="T17"> </text:span><text:span text:style-name="T19">read_file</text:span><text:span text:style-name="T17">(</text:span><text:span text:style-name="T22">filename</text:span><text:span text:style-name="T17">):</text:span></text:p>
      <text:p text:style-name="P11"><text:span text:style-name="T17"><text:s text:c="4"/></text:span><text:span text:style-name="T16">with</text:span><text:span text:style-name="T17"> </text:span><text:span text:style-name="T19">open</text:span><text:span text:style-name="T17">(</text:span><text:span text:style-name="T22">filename</text:span><text:span text:style-name="T17">, </text:span><text:span text:style-name="T25">'rb'</text:span><text:span text:style-name="T17">) </text:span><text:span text:style-name="T16">as</text:span><text:span text:style-name="T17"> </text:span><text:span text:style-name="T22">f</text:span><text:span text:style-name="T17">:</text:span></text:p>
      <text:p text:style-name="P11"><text:span text:style-name="T17"><text:s text:c="8"/></text:span><text:span text:style-name="T16">return</text:span><text:span text:style-name="T17"> </text:span><text:span text:style-name="T22">f</text:span><text:span text:style-name="T17">.</text:span><text:span text:style-name="T19">read</text:span><text:span text:style-name="T17">()</text:span></text:p>
      <text:p text:style-name="P12"/>
      <text:p text:style-name="P37"># Запись в файл</text:p>
      <text:p text:style-name="P11"><text:span text:style-name="T21">def</text:span><text:span text:style-name="T17"> </text:span><text:span text:style-name="T19">write_file</text:span><text:span text:style-name="T17">(</text:span><text:span text:style-name="T22">filename</text:span><text:span text:style-name="T17">, </text:span><text:span text:style-name="T22">data</text:span><text:span text:style-name="T17">):</text:span></text:p>
      <text:p text:style-name="P11"><text:span text:style-name="T17"><text:s text:c="4"/></text:span><text:span text:style-name="T16">with</text:span><text:span text:style-name="T17"> </text:span><text:span text:style-name="T19">open</text:span><text:span text:style-name="T17">(</text:span><text:span text:style-name="T22">filename</text:span><text:span text:style-name="T17">, </text:span><text:span text:style-name="T25">'wb'</text:span><text:span text:style-name="T17">) </text:span><text:span text:style-name="T16">as</text:span><text:span text:style-name="T17"> </text:span><text:span text:style-name="T22">f</text:span><text:span text:style-name="T17">:</text:span></text:p>
      <text:p text:style-name="P11"><text:span text:style-name="T17"><text:s text:c="8"/></text:span><text:span text:style-name="T22">f</text:span><text:span text:style-name="T17">.</text:span><text:span text:style-name="T19">write</text:span><text:span text:style-name="T17">(</text:span><text:span text:style-name="T22">data</text:span><text:span text:style-name="T17">)</text:span></text:p>
      <text:p text:style-name="P12"/>
      <text:p text:style-name="P37"># Основная программа</text:p>
      <text:p text:style-name="P11"><text:span text:style-name="T21">def</text:span><text:span text:style-name="T17"> </text:span><text:span text:style-name="T19">main</text:span><text:span text:style-name="T17">():</text:span></text:p>
      <text:p text:style-name="P11"><text:span text:style-name="T17"><text:s text:c="4"/></text:span><text:span text:style-name="T20"># Генерация ключей</text:span></text:p>
      <text:p text:style-name="P11"><text:span text:style-name="T17"><text:s text:c="4"/></text:span><text:span text:style-name="T22">pub_key</text:span><text:span text:style-name="T17">, </text:span><text:span text:style-name="T22">priv_key</text:span><text:span text:style-name="T17"> </text:span><text:span text:style-name="T23">=</text:span><text:span text:style-name="T17"> </text:span><text:span text:style-name="T19">generate_rsa_keys</text:span><text:span text:style-name="T17">(</text:span><text:span text:style-name="T22">bits</text:span><text:span text:style-name="T23">=</text:span><text:span text:style-name="T24">1024</text:span><text:span text:style-name="T17">)</text:span></text:p>
      <text:p text:style-name="P12"/>
      <text:p text:style-name="P11"><text:span text:style-name="T17"><text:s text:c="4"/></text:span><text:span text:style-name="T20"># Сохранение ключей в файлы</text:span></text:p>
      <text:p text:style-name="P11"><text:span text:style-name="T17"><text:s text:c="4"/></text:span><text:span text:style-name="T19">write_file</text:span><text:span text:style-name="T17">(</text:span><text:span text:style-name="T25">'public_key.txt'</text:span><text:span text:style-name="T17">, </text:span><text:span text:style-name="T21">f</text:span><text:span text:style-name="T25">'</text:span><text:span text:style-name="T21">{</text:span><text:span text:style-name="T22">pub_key</text:span><text:span text:style-name="T17">[</text:span><text:span text:style-name="T24">0</text:span><text:span text:style-name="T17">]</text:span><text:span text:style-name="T21">}</text:span><text:span text:style-name="T25"> </text:span><text:span text:style-name="T21">{</text:span><text:span text:style-name="T22">pub_key</text:span><text:span text:style-name="T17">[</text:span><text:span text:style-name="T24">1</text:span><text:span text:style-name="T17">]</text:span><text:span text:style-name="T21">}</text:span><text:span text:style-name="T25">'</text:span><text:span text:style-name="T17">.</text:span><text:span text:style-name="T19">encode</text:span><text:span text:style-name="T17">())</text:span></text:p>
      <text:p text:style-name="P11"><text:span text:style-name="T17"><text:s text:c="4"/></text:span><text:span text:style-name="T19">write_file</text:span><text:span text:style-name="T17">(</text:span><text:span text:style-name="T25">'private_key.txt'</text:span><text:span text:style-name="T17">, </text:span><text:span text:style-name="T21">f</text:span><text:span text:style-name="T25">'</text:span><text:span text:style-name="T21">{</text:span><text:span text:style-name="T22">priv_key</text:span><text:span text:style-name="T17">[</text:span><text:span text:style-name="T24">0</text:span><text:span text:style-name="T17">]</text:span><text:span text:style-name="T21">}</text:span><text:span text:style-name="T25"> </text:span><text:span text:style-name="T21">{</text:span><text:span text:style-name="T22">priv_key</text:span><text:span text:style-name="T17">[</text:span><text:span text:style-name="T24">1</text:span><text:span text:style-name="T17">]</text:span><text:span text:style-name="T21">}</text:span><text:span text:style-name="T25">'</text:span><text:span text:style-name="T17">.</text:span><text:span text:style-name="T19">encode</text:span><text:span text:style-name="T17">())</text:span></text:p>
      <text:p text:style-name="P12"/>
      <text:p text:style-name="P11"><text:span text:style-name="T17"><text:s text:c="4"/></text:span><text:span text:style-name="T20"># Чтение исходного сообщения</text:span></text:p>
      <text:p text:style-name="P11"><text:span text:style-name="T17"><text:s text:c="4"/></text:span><text:span text:style-name="T22">message</text:span><text:span text:style-name="T17"> </text:span><text:span text:style-name="T23">=</text:span><text:span text:style-name="T17"> </text:span><text:span text:style-name="T19">read_file</text:span><text:span text:style-name="T17">(</text:span><text:span text:style-name="T25">'message.txt'</text:span><text:span text:style-name="T17">)</text:span></text:p>
      <text:p text:style-name="P12"/>
      <text:p text:style-name="P11"><text:span text:style-name="T17"><text:s text:c="4"/></text:span><text:span text:style-name="T20"># Шифрование</text:span></text:p>
      <text:p text:style-name="P11"><text:span text:style-name="T17"><text:s text:c="4"/></text:span><text:span text:style-name="T22">ciphertext</text:span><text:span text:style-name="T17"> </text:span><text:span text:style-name="T23">=</text:span><text:span text:style-name="T17"> </text:span><text:span text:style-name="T19">encrypt</text:span><text:span text:style-name="T17">(</text:span><text:span text:style-name="T22">message</text:span><text:span text:style-name="T17">, </text:span><text:span text:style-name="T22">pub_key</text:span><text:span text:style-name="T17">)</text:span></text:p>
      <text:p text:style-name="P11"><text:span text:style-name="T17"><text:s text:c="4"/></text:span><text:span text:style-name="T19">write_file</text:span><text:span text:style-name="T17">(</text:span><text:span text:style-name="T25">'encrypted_message.txt'</text:span><text:span text:style-name="T17">, </text:span><text:span text:style-name="T18">str</text:span><text:span text:style-name="T17">(</text:span><text:span text:style-name="T22">ciphertext</text:span><text:span text:style-name="T17">).</text:span><text:span text:style-name="T19">encode</text:span><text:span text:style-name="T17">())</text:span></text:p>
      <text:p text:style-name="P12"><text:soft-page-break/></text:p>
      <text:p text:style-name="P11"><text:span text:style-name="T17"><text:s text:c="4"/></text:span><text:span text:style-name="T20"># Расшифровка</text:span></text:p>
      <text:p text:style-name="P11"><text:span text:style-name="T17"><text:s text:c="4"/></text:span><text:span text:style-name="T22">decrypted_message</text:span><text:span text:style-name="T17"> </text:span><text:span text:style-name="T23">=</text:span><text:span text:style-name="T17"> </text:span><text:span text:style-name="T19">decrypt</text:span><text:span text:style-name="T17">(</text:span><text:span text:style-name="T22">ciphertext</text:span><text:span text:style-name="T17">, </text:span><text:span text:style-name="T22">priv_key</text:span><text:span text:style-name="T17">)</text:span></text:p>
      <text:p text:style-name="P11"><text:span text:style-name="T17"><text:s text:c="4"/></text:span><text:span text:style-name="T19">write_file</text:span><text:span text:style-name="T17">(</text:span><text:span text:style-name="T25">'decrypted_message.txt'</text:span><text:span text:style-name="T17">, </text:span><text:span text:style-name="T22">decrypted_message</text:span><text:span text:style-name="T17">)</text:span></text:p>
      <text:p text:style-name="P12"/>
      <text:p text:style-name="P11"><text:span text:style-name="T17"><text:s text:c="4"/></text:span><text:span text:style-name="T20"># Подпись</text:span></text:p>
      <text:p text:style-name="P11"><text:span text:style-name="T17"><text:s text:c="4"/></text:span><text:span text:style-name="T22">signature</text:span><text:span text:style-name="T17"> </text:span><text:span text:style-name="T23">=</text:span><text:span text:style-name="T17"> </text:span><text:span text:style-name="T19">sign</text:span><text:span text:style-name="T17">(</text:span><text:span text:style-name="T22">message</text:span><text:span text:style-name="T17">, </text:span><text:span text:style-name="T22">priv_key</text:span><text:span text:style-name="T17">)</text:span></text:p>
      <text:p text:style-name="P11"><text:span text:style-name="T17"><text:s text:c="4"/></text:span><text:span text:style-name="T19">write_file</text:span><text:span text:style-name="T17">(</text:span><text:span text:style-name="T25">'signature.txt'</text:span><text:span text:style-name="T17">, </text:span><text:span text:style-name="T18">str</text:span><text:span text:style-name="T17">(</text:span><text:span text:style-name="T22">signature</text:span><text:span text:style-name="T17">).</text:span><text:span text:style-name="T19">encode</text:span><text:span text:style-name="T17">())</text:span></text:p>
      <text:p text:style-name="P12"/>
      <text:p text:style-name="P11"><text:span text:style-name="T17"><text:s text:c="4"/></text:span><text:span text:style-name="T20"># Проверка подписи</text:span></text:p>
      <text:p text:style-name="P11"><text:span text:style-name="T17"><text:s text:c="4"/></text:span><text:span text:style-name="T22">is_valid</text:span><text:span text:style-name="T17"> </text:span><text:span text:style-name="T23">=</text:span><text:span text:style-name="T17"> </text:span><text:span text:style-name="T19">verify</text:span><text:span text:style-name="T17">(</text:span><text:span text:style-name="T22">message</text:span><text:span text:style-name="T17">, </text:span><text:span text:style-name="T22">signature</text:span><text:span text:style-name="T17">, </text:span><text:span text:style-name="T22">pub_key</text:span><text:span text:style-name="T17">)</text:span></text:p>
      <text:p text:style-name="P11"><text:span text:style-name="T17"><text:s text:c="4"/></text:span><text:span text:style-name="T19">print</text:span><text:span text:style-name="T17">(</text:span><text:span text:style-name="T21">f</text:span><text:span text:style-name="T25">'Подпись действительна: </text:span><text:span text:style-name="T21">{</text:span><text:span text:style-name="T22">is_valid</text:span><text:span text:style-name="T21">}</text:span><text:span text:style-name="T25">'</text:span><text:span text:style-name="T17">)</text:span></text:p>
      <text:p text:style-name="P12"/>
      <text:p text:style-name="P11"><text:span text:style-name="T16">if</text:span><text:span text:style-name="T17"> </text:span><text:span text:style-name="T22">__name__</text:span><text:span text:style-name="T17"> </text:span><text:span text:style-name="T23">==</text:span><text:span text:style-name="T17"> </text:span><text:span text:style-name="T25">"__main__"</text:span><text:span text:style-name="T17">:</text:span></text:p>
      <text:p text:style-name="P11"><text:span text:style-name="T17"><text:s text:c="4"/></text:span><text:span text:style-name="T19">main</text:span><text:span text:style-name="T17">()</text:span></text:p>
      <text:p text:style-name="P12"/>
      <text:p text:style-name="P2"/>
      <text:p text:style-name="P38">Основные функции программы:</text:p>
      <text:list xml:id="list1980478583" text:style-name="WWNum3">
        <text:list-item>
          <text:p text:style-name="P15"><text:span text:style-name="T27">mod</text:span><text:span text:style-name="T29">_</text:span><text:span text:style-name="T27">exp</text:span><text:span text:style-name="T28"> – функция последовательного возведения в квадрат и умножения. Она выполняет быстрое вычисление результата выражения </text:span><draw:frame draw:style-name="fr1" draw:name="Объект1" text:anchor-type="as-char" svg:width="1.415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8">, что ускоряет процесс зашифрования и расшифрования.</text:span></text:p>
        </text:list-item>
        <text:list-item>
          <text:p text:style-name="P15"><text:span text:style-name="T27">generate</text:span><text:span text:style-name="T29">_</text:span><text:span text:style-name="T27">rsa</text:span><text:span text:style-name="T29">_</text:span><text:span text:style-name="T27">kyes</text:span><text:span text:style-name="T29"> </text:span><text:span text:style-name="T28">– функция, которая генерирует пару ключей </text:span><text:span text:style-name="T26">RSA</text:span><text:span text:style-name="T28">:</text:span></text:p>
          <text:list>
            <text:list-item>
              <text:p text:style-name="P15"><text:span text:style-name="T28">Открытый ключ (</text:span><text:span text:style-name="T26">e</text:span><text:span text:style-name="T28">, </text:span><text:span text:style-name="T26">n</text:span><text:span text:style-name="T28">), где </text:span><text:span text:style-name="T26">e</text:span><text:span text:style-name="T28"> = 65537;</text:span></text:p>
            </text:list-item>
            <text:list-item>
              <text:p text:style-name="P15"><text:span text:style-name="T28">Закрытый ключ (</text:span><text:span text:style-name="T26">d</text:span><text:span text:style-name="T28">, </text:span><text:span text:style-name="T26">n</text:span><text:span text:style-name="T28">), где </text:span><text:span text:style-name="T26">d</text:span><text:span text:style-name="T28"> – это обратное к </text:span><text:span text:style-name="T26">e</text:span><text:span text:style-name="T28"> по модулю </text:span><draw:frame draw:style-name="fr1" draw:name="Объект2" text:anchor-type="as-char" svg:width="0.824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8">;</text:span></text:p>
            </text:list-item>
            <text:list-item>
              <text:p text:style-name="P15"><text:span text:style-name="T26">p</text:span><text:span text:style-name="T28"> и </text:span><text:span text:style-name="T26">q</text:span><text:span text:style-name="T28"> – случайные простые числа длиной в 1024 бита, которые используются для вычисления модуля </text:span><text:span text:style-name="T26">n</text:span><text:span text:style-name="T28"> = </text:span><text:span text:style-name="T26">p</text:span><text:span text:style-name="T28">*</text:span><text:span text:style-name="T26">q</text:span><text:span text:style-name="T28">.</text:span></text:p>
            </text:list-item>
          </text:list>
        </text:list-item>
        <text:list-item>
          <text:p text:style-name="P15"><text:span text:style-name="T27">encrypt</text:span><text:span text:style-name="T28"> – зашифровывает сообщение с использованием открытого ключа. Сообщение преобразуется в целое число, а затем зашифровывается с помощью метода возведения в степень по модулю.</text:span></text:p>
        </text:list-item>
        <text:list-item>
          <text:p text:style-name="P15"><text:span text:style-name="T27">decrypt</text:span><text:span text:style-name="T28"> – расшифровывает зашифрованное сообщение с использованием закрытого ключа. Выполняет обратное преобразование к операции зашифрования.</text:span></text:p>
        </text:list-item>
        <text:list-item>
          <text:p text:style-name="P15"><text:span text:style-name="T27">sign</text:span><text:span text:style-name="T28"> – функция, которая создает подпись для сообщения. Сначала вычисляется хеш сообщения с помощью </text:span><text:span text:style-name="T26">SHA</text:span><text:span text:style-name="T28">-256, затем хеш зашифровывается закрытым ключом для создания подписи.</text:span></text:p>
        </text:list-item>
        <text:list-item>
          <text:p text:style-name="P15"><text:span text:style-name="T27">verify</text:span><text:span text:style-name="T28"> – проверяет подлинность цифровой подписи. Хеш сообщения сравнивается с результатом расшифровки подписи открытым ключом. Если они совпадают, то подпись считается действительной.</text:span></text:p>
        </text:list-item>
      </text:list>
      <text:p text:style-name="P2"/>
      <text:p text:style-name="P35">Результат программы:</text:p>
      <text:p text:style-name="P2">Ниже приведены 10 тестовых наборов данных, которые зашифровывают и расшифровывают входное сообщение, а также создают цифровую подпись и проверяют данную подпись.</text:p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Тесты</text:h>
      <text:list xml:id="list3441504369" text:style-name="WWNum5">
        <text:list-item>
          <text:p text:style-name="P17">Первый тестовый набор:</text:p>
          <text:list>
            <text:list-item>
              <text:p text:style-name="P19"><text:span text:style-name="T28">Входное сообщение: </text:span>1234567890</text:p>
            </text:list-item>
            <text:list-item>
              <text:p text:style-name="P22">Публичный ключ: </text:p>
              <text:list>
                <text:list-item>
                  <text:p text:style-name="P19"><text:span text:style-name="T30">Открытая .экспонента: </text:span><text:span text:style-name="T28">65537</text:span></text:p>
                </text:list-item>
                <text:list-item>
                  <text:p text:style-name="P19"><text:span text:style-name="T31">Произведение простых чисел: </text:span><text:span text:style-name="T28">25529009021053316915447399455683228289346563569649921786772824156693385090246385029930450874923471200263761184288750166843009092709624391037973778107856088745759962880580359641958800027974159394406216522517086253691001044031836561678162654420502353759835760482542025872035182584978649598221487228185736937884470419577220715328816847054362477188915956028177295253616541467537932537881994266160458346943697965261964249908525314512375251388832981247958744349283806967394092121370921341648770840826174529582870594556469255736405307409685524732289089940468182810738223637668749197556207361149048378807235032986576449454757</text:span>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10309455006350566633874465935183366951582253558056591391255772527443232522063274580803810257651778213622544570294430045862140144462714483928330775156057177544673744260455007069046212086918291995855088369698600863484535966421206134570917997648549907603457790819399076197099091235394432767238809847584779800693378340796844267551882108363369838292416735575646205273936951276991847851058025258523719865728961417416768376239110628362292854298173126742543530607545705267264694257739458933606251768405212821664744569693365222635165490212713839540112482904030071127814236710648066667765011993949982934692400470348260073875673</text:p>
                </text:list-item>
                <text:list-item>
                  <text:p text:style-name="P20"><text:span text:style-name="T31">Произведение простых чисел: </text:span><text:span text:style-name="T34">25529009021053316915447399455683228289346563569649921786772824156693385090246385029930450874923471200263761184288750166843009092709624391037973778107856088745759962880580359641958800027974159394406216522517086253691001044031836561678162654420502353759835760482542025872035182584978649598221487228185736937884470419577220715328816847054362477188915956028177295253616541467537932537881994266160458346943697965261964249908525314512375251388832981247958744349283806967394092121370921341648770840826174529582870594556469255736405307409685524732289089940468182810738223637668749197556207361149048378807235032986576449454757</text:span></text:p>
                </text:list-item>
              </text:list>
            </text:list-item>
            <text:list-item>
              <text:p text:style-name="P20"><text:span text:style-name="T28">Зашифрованное сообщение: 172772146195858275709944969898792168831780635293691445738538257328482971028668830893327884079360358533053686003012840042188808799986243516722171879230865251019945264491541512391253609544988334629397274497479138133296560331895325594608799256661902153846908725398334070734530826980458966412006016217724074232494490963416196513836431002713707243418739272673961909319304361654522814914544</text:span><text:soft-page-break/><text:span text:style-name="T28">84144614533705932088046845014814305276941485986925149744415053739981989214537885126817479980706984033863855889895318297270628227651850157060092187482838418327319553061865448553410969392992581483465426362227450720770335505114541172446</text:span></text:p>
            </text:list-item>
            <text:list-item>
              <text:p text:style-name="P23">Расшифрованное сообщение: 1234567890</text:p>
            </text:list-item>
            <text:list-item>
              <text:p text:style-name="P23">Цифровая подпись: 698263613829322941633487363304946037781863818882663720751424114372606001566796683856360914006818339235353237852869757531043991154439698728913627126422847084187495301876694147541856647760441505030223376412167026214939988284906142198272505991473645225378251438768080139970951440902783177620151507387954313509305603115380165766945228493457825612761231643871511287533748750654046008541887348251412937045631535341637421740162117183404719911447967705142902604811390356643700979471503062603397780168298776489865949364302058072829049162676442726502973723120177024656931224667123429047403081471697700581488296998875169725311</text:p>
            </text:list-item>
            <text:list-item>
              <text:p text:style-name="P20"><text:span text:style-name="T28">Результат проверки подписи: </text:span>Подпись действительна: Tru<text:span text:style-name="T34">e</text:span></text:p>
            </text:list-item>
          </text:list>
        </text:list-item>
      </text:list>
      <text:p text:style-name="P1"/>
      <text:list xml:id="list142537866831259" text:continue-numbering="true" text:style-name="WWNum5">
        <text:list-item>
          <text:p text:style-name="P16"><text:span text:style-name="T13">Второй</text:span><text:span text:style-name="T12"> тестовый набор:</text:span></text:p>
          <text:list>
            <text:list-item>
              <text:p text:style-name="P20"><text:span text:style-name="T28">Входное сообщение: </text:span><text:span text:style-name="T32">this is text</text:span>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22350672322457925739616867248605832247400463455042867128427779301947772916889740869267116956995813333290877078516815077282026320706643357847284281182152116452559036290489743407982978897235620833080271801549051304266846902513540895842298923992888122057210525954757869589601715023813719503759495489207910742454195325559507992956823144408013314968623463654506730357577826778253846689318870002818639413805919084967093347366310908460606810007405947704048874638892419785482252392184389550280400789429377693368222751278724706462237029229670279902213958364536507505754458422817329673022553920808225439100183345772906836471713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12288998984809327495938999258987481257958531823840192167871074345276501049593434586312637020742285085551725966206492736847590467069642900295543613349980459347414625535064275355345204412514890231460312710331850934555313201476615234764810708869184286589400248596269970746169464564568161017417179005113414646590226657538262998064154693731693622809780420151582060850890125550298003799799579489546438217104219015008026385388220010469555382023651170352821150580773495276687995566271933726808511155773395624712195839773915695424165791942967741632784841522205372110335207347556499793168798352231823927280714896423879491734569</text:p>
                </text:list-item>
                <text:list-item>
                  <text:p text:style-name="P20"><text:span text:style-name="T31">Произведение простых чисел: 22350672322457925739616867248605832247400463455042867128427779301947772916889740869267116956995813333290877078516815</text:span><text:soft-page-break/><text:span text:style-name="T31">077282026320706643357847284281182152116452559036290489743407982978897235620833080271801549051304266846902513540895842298923992888122057210525954757869589601715023813719503759495489207910742454195325559507992956823144408013314968623463654506730357577826778253846689318870002818639413805919084967093347366310908460606810007405947704048874638892419785482252392184389550280400789429377693368222751278724706462237029229670279902213958364536507505754458422817329673022553920808225439100183345772906836471713</text:span></text:p>
                </text:list-item>
              </text:list>
            </text:list-item>
            <text:list-item>
              <text:p text:style-name="P23">Зашифрованное сообщение: 6828718501197798078528023943119083511715575825560893204805084612138487910519505125413035996308381920426217677984475150832120578172341462618984598400139878433079337989757373901062250230509350629876742737303203992967799152706035295509093214184893023865125094113512004414481894366123500776735567224322877745447595633798052465012886888540960881244419099373132600041617365060766796382781758511388050996490908064959050834095136966542562559967054845103038152502610164489903445277522378682911315892468845432587541088403161917442100858094077046731452987109573535926420363564877147372793353750228746536607293954248036293040721</text:p>
            </text:list-item>
            <text:list-item>
              <text:p text:style-name="P20"><text:span text:style-name="T28">Расшифрованное сообщение: </text:span><text:span text:style-name="T32">This is text</text:span></text:p>
            </text:list-item>
            <text:list-item>
              <text:p text:style-name="P23">Цифровая подпись: 120574333076537931744747047146076160925414876978545505560363471821193530888824252536509277642232783416143407537057545109053639638433285974355420600666102465934121150583505669645091111849691249405179598235870488491040795910087005901909937389150071406233060934458999503542665368314558453748832387625619979228200266933692498398121599893278084992363096921506935973686450409699213975224940574234003857440881707701144857960359552769135293983932448274201077912461258558841242198801055532631574559785873989257887893032382497676274744375032593048548880013357227121087386503395976961604672217602698063227052473105637705785283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Третий</text:span><text:span text:style-name="T12"> тестовый набор:</text:span></text:p>
          <text:list>
            <text:list-item>
              <text:p text:style-name="P20"><text:span text:style-name="T28">Входное сообщение: </text:span><text:span text:style-name="T32">Это текст</text:span>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17235247821352516220716403096070310858913094504029272465056101534195093796466061074854487757321434433512760923593657490631481943615633661747371619620712065198332869516534591426689439661135388401955791292163379073695881550188218845306912451843593770637617962197577127069506383278278251159061083947537274888083520160624911613878680706311493606361190941582121089447837139596424997980735524229187307728618808410190028646587034856742925181007004317689490147526029147719732101073893492206425985465250554570950056323966669587997433282997227163317722841395574830927833898231095445522790569551302355187259969607756160547699109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<text:soft-page-break/>Секретная экспонента: 4645629991671760975310973353862429487506291322667761693321574585372481680799746233231678688879306945206569139803194524802861414681327626146563310200342991466325131452608199300432869243541154403169950610739980336860670271511892303620040716874698017277469540903919922329109209463521145409841983123018233378061103887684160366404085855537053534164699146474141022592034661544038271193250588946206435870834758946681703707786315963479217384741173370600131493162869303605281488738660614813751569818135960369268900070803493821158870336678362978189480369569389938167370355520137398334243493608879655162058752098796046195363373</text:p>
                </text:list-item>
                <text:list-item>
                  <text:p text:style-name="P25">Произведение простых чисел: 17235247821352516220716403096070310858913094504029272465056101534195093796466061074854487757321434433512760923593657490631481943615633661747371619620712065198332869516534591426689439661135388401955791292163379073695881550188218845306912451843593770637617962197577127069506383278278251159061083947537274888083520160624911613878680706311493606361190941582121089447837139596424997980735524229187307728618808410190028646587034856742925181007004317689490147526029147719732101073893492206425985465250554570950056323966669587997433282997227163317722841395574830927833898231095445522790569551302355187259969607756160547699109</text:p>
                </text:list-item>
              </text:list>
            </text:list-item>
            <text:list-item>
              <text:p text:style-name="P23">Зашифрованное сообщение: 1336845578589619940152995361140462008243789670660652970972689312465467739098229241847817021213694542550761313327857689608439896986476289857197498053293262349419032348713531449191139373524225592234211223994633326723093528523761032644042742786913821557001288893181771003284155568942286528246994525782147049938727056799434925785358554355607953074946409631363038945430329024963113910646631643549959695941047927359934488742053716002466614192855436086243398060485457989484115353539754129801320540161903729836541289557570599558901683085297482569060629068576152061570489286891854941870397204892931669515295830468823441903935</text:p>
            </text:list-item>
            <text:list-item>
              <text:p text:style-name="P20"><text:span text:style-name="T28">Расшифрованное сообщение: </text:span><text:span text:style-name="T32">Это текст</text:span></text:p>
            </text:list-item>
            <text:list-item>
              <text:p text:style-name="P23">Цифровая подпись: 586466869594555238125134294911233458593569662248105291744635704308884265744337376714811435023846303336178516345366468092924259491775080067747161219879955157915479065911668595134502952178563202680328729259410080170323513587664208551346466820781492276420152744631260301889802521725599671863487284806169838504368499613545082100080363967250912203279896319202390121793867554039749825465991370390998702576151032643593375751144990864722602106799944173695645552584519518534046494843422397817965714748560923528805668754721227700882295080982035167921956950580777778720748847337751319933916182099277488720032609672604141007290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Четвертый</text:span><text:span text:style-name="T12"> тестовый набор:</text:span></text:p>
          <text:list>
            <text:list-item>
              <text:p text:style-name="P23"><text:soft-page-break/>Входное сообщение: Это текст, но очень большой. Большой. Большой. Большой. Большой. Большой.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23574051995533811035898974542017547969190763619656894326238691845499503712092242961675682385856928108530187423065542772446126002596467489328367962203636120498808229205176608292879462231742555066112882030429539027824858148113262232693784793177439485586750210503695719798635407444832631813290189976984960501087248222643367853653321323628592680326246267652046114743585971672337147555843874816650374340018262238667633736641639896703606789892212034072187146084572065371131269115129389286789650715437133851894391494857448737750389413660462319244726529074748228702169232624099498948784377888562220585804235869199366582756339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21599985478123957747451020374347494361993014092753358368498820614773329545255765408939424318908748889774161535738022459719203203227417737563195870460444411551229616179282697581200220143642655128629819079989370723131283197827994626104781772823169563300101673719218522028598464709320760909963266825273813160958994090461739267503374097332208674906805258261887068828727016174266103703782461042414914794744952167214066905886418737458137200073311816040324895298625054683707276430433476842586555474094265901716485785135735196340617786562171436465403110058568203578694841113714572668656612996735791426026968658596235782227113</text:p>
                </text:list-item>
                <text:list-item>
                  <text:p text:style-name="P25">Произведение простых чисел: 23574051995533811035898974542017547969190763619656894326238691845499503712092242961675682385856928108530187423065542772446126002596467489328367962203636120498808229205176608292879462231742555066112882030429539027824858148113262232693784793177439485586750210503695719798635407444832631813290189976984960501087248222643367853653321323628592680326246267652046114743585971672337147555843874816650374340018262238667633736641639896703606789892212034072187146084572065371131269115129389286789650715437133851894391494857448737750389413660462319244726529074748228702169232624099498948784377888562220585804235869199366582756339</text:p>
                </text:list-item>
              </text:list>
            </text:list-item>
            <text:list-item>
              <text:p text:style-name="P20"><text:span text:style-name="T28">Зашифрованное сообщение: 21482847580039731453721016390701974552524347642073382676424807220788208714075688754824741426631696848536756467464853220102635247629298113320522887861841298875367935863659981329823702856490015449589831254214885397331267745348780181486257576089055493055286620299539403102781951761345793471596903308308333833452902094473292232948136275513959377657526127714341237221037169366824140756348566982443768313471087073333628811899495291912476767589112541248478157969922358690241011975203556841607761917493878366496457531215</text:span><text:soft-page-break/><text:span text:style-name="T28">74571298370135858969356315450503736647524101000582292578741159429752250793096056528373185470108533526500</text:span></text:p>
            </text:list-item>
            <text:list-item>
              <text:p text:style-name="P24">Расшифрованное сообщение: Это текст, но очень большой. Большой. Большой. Большой. Большой. Большой.</text:p>
            </text:list-item>
            <text:list-item>
              <text:p text:style-name="P23">Цифровая подпись: 969437596757236180191907185372930483310865648317752554467479503869514697389232149906376284568435778007440278207446470496266467099448609279578427212927957084227541212749592114734523424068658611295727108838412841692756748928376025816123917742588259601474640246447872396210091850078272286319688216893738561335880048407842688231047216411084792347040313269978555708075878920205226361643196555211128509937712970165553201119450298350202875385048923728443748660697811170300663619837330386703132362686019390285140101287616931641680105617920929705359499357719359492154522152611482915166731589591909828836535135740778605462622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Пятый</text:span><text:span text:style-name="T12"> тестовый набор:</text:span></text:p>
          <text:list>
            <text:list-item>
              <text:p text:style-name="P23">Входное сообщение: This is text, but it is huge. Huge. Huge. Huge. Huge. Huge. Huge. Huge. Huge. Huge. Huge.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15672489251831650070559164385292397911636068006714998898048794801072591710092241152587027581500459179753928024309561273732973250918896075951952872696830338321692621486197570936163926725920734954737610813506612850318616122579844067473861022278522589669127516297055902585085354657807185576697756725033929480524405623081836617368708118752043908874354787997680920984822230645401587862014413829148534620624914855925590204148248275827766857915818198757015681099921698003579943654196307902387561060451771105388286999993852226615249600153530239870406196446828074090636313673858592195385634543670828110144579558000895178637509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6330024116086848305044495190177911297755568917371042629832790612698040840534989750964777455213347490548643892815876328115595800110215284960376467343410578076128045085061105981052827264524190217005730476425836430534412145271960456933230102990867646498036305543175149021578792709342145691978418611038773720943500212363181922808047256450083016021426047369137304271395403181292163689599777095422207995420027066076553228658682647403793387134340464494530936288227293948016087513260574876641853201257466988099974014787416179319758330955831643810520432692058140583042150177773827719703608666274016657607901812070904164792713</text:p>
                </text:list-item>
                <text:list-item>
                  <text:p text:style-name="P20"><text:span text:style-name="T31">Произведение простых чисел: 156724892518316500705591643852923979116360680067149988980487948010725917100922411525870275815004591797539280243095612737329732509188960759519528726968303383216926214861975709</text:span><text:soft-page-break/><text:span text:style-name="T31">36163926725920734954737610813506612850318616122579844067473861022278522589669127516297055902585085354657807185576697756725033929480524405623081836617368708118752043908874354787997680920984822230645401587862014413829148534620624914855925590204148248275827766857915818198757015681099921698003579943654196307902387561060451771105388286999993852226615249600153530239870406196446828074090636313673858592195385634543670828110144579558000895178637509</text:span></text:p>
                </text:list-item>
              </text:list>
            </text:list-item>
            <text:list-item>
              <text:p text:style-name="P23">Зашифрованное сообщение: 5957101616826776842448237237297572436040710829810588954627350600283076948355213659514773439105817867022549583004698635353370874299153730984236125427005718121799882909275510656102812764398553201317769077136217225935227018403694017052690415619990237473907300247201079405117617544206545904413696355155025193138881870948984530920859840857190791499215075545794574257427344630932968144507018307119103069078589231148989734809170696737063203421274305067021125773763309282816678882134982407318686459723672427004317047519343473790733014368588345838723845860079579258585675304456454148933925053018289763429310405009952006537575</text:p>
            </text:list-item>
            <text:list-item>
              <text:p text:style-name="P24">Расшифрованное сообщение: This is text, but it is huge. Huge. Huge. Huge. Huge. Huge. Huge. Huge. Huge. Huge. Huge.</text:p>
            </text:list-item>
            <text:list-item>
              <text:p text:style-name="P23">Цифровая подпись: 888164176997394199510236292513185968746248094045052614618409052188535908314808614459023240011835588345121543787590563475673129840066407579551738041236989053317723249763617158024992669488592817785760552035403175100245859605049844821544674691637645117008323789923563750321778161818007754145946390398627441690527757614543875944453107352822017607892979399115503522651320689033644038342397356689067355060115144547844899958214203253098751501101363314405963553218847898194768341219309883746555937183561208114580765458634144735955299960298594470715807540781647976922125270517042382678966236063687845731014170309848912727017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Шестой</text:span><text:span text:style-name="T12"> тестовый набор:</text:span></text:p>
          <text:list>
            <text:list-item>
              <text:p text:style-name="P20"><text:span text:style-name="T28">Входное сообщение: </text:span><text:span text:style-name="T33">q</text:span>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11210703050732410960278480072739147741774360118613315159522867504435771929508080583318223566056702448372404058367604085880922423849052036471787371979011824638359462050453552519672096273538318044170711957350695059179662026724866429861265841947364020515524793729088777275766703415436250348109246708562893655664437471388441760133145520373265161878500163201495997953839297258642090188222018537269141815152752324854424074315723875261645835018252621513135524716637569655699402989824877027731201166081946089391049671618430825616840867154567550412915432062427469470485983671955916781552485287244336033553403567756783633874481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<text:soft-page-break/>Секретная экспонента: 10785621080531302559889508606532931678507666725648210132264764055261673431791865616970270721684044170083720962024416327005568162542234600357342224667297153777222649819265413330948395780080535107207405440207455710078216123854559685911966276553171433259759666969902583041513071757176655277919102544643599352685364530487133315110307231123518984881474484461558178481877249970040768503479942165030336824797318406969201617748270263822172088526010928908552233321463832167994406319213721588406637575884736442684208000264316376896175543034890279343080990565665254916713665882663539986673494211974963290186366616799603388775025</text:p>
                </text:list-item>
                <text:list-item>
                  <text:p text:style-name="P25">Произведение простых чисел: 11210703050732410960278480072739147741774360118613315159522867504435771929508080583318223566056702448372404058367604085880922423849052036471787371979011824638359462050453552519672096273538318044170711957350695059179662026724866429861265841947364020515524793729088777275766703415436250348109246708562893655664437471388441760133145520373265161878500163201495997953839297258642090188222018537269141815152752324854424074315723875261645835018252621513135524716637569655699402989824877027731201166081946089391049671618430825616840867154567550412915432062427469470485983671955916781552485287244336033553403567756783633874481</text:p>
                </text:list-item>
              </text:list>
            </text:list-item>
            <text:list-item>
              <text:p text:style-name="P23">Зашифрованное сообщение: 9107942845989923011487749750702775652319876305766374834987288556610251751880892977014170094696032444638105022405983971908766750964541093347368564702084161736794840478336044564064698162535320596617895923690970755216005527766092516443733685305130426313637397654109225763414823974875701110691016885714380134739864810905750700054266069844745774381442158380249833377996005312122546269265503883674762942357265558129977936419648847713451670624461868855311014060564032885127314952085240485038425787597524333285589099827950624749574029495511278262643638801250974694313167906239807635917208120802435252938754299131291048290304</text:p>
            </text:list-item>
            <text:list-item>
              <text:p text:style-name="P20"><text:span text:style-name="T28">Расшифрованное сообщение: </text:span><text:span text:style-name="T33">q</text:span></text:p>
            </text:list-item>
            <text:list-item>
              <text:p text:style-name="P23">Цифровая подпись: 490250416023509172821417777367346918945859856716128099850622635916759962692368996705253037407164396550652381344041334059962793845896560559632547955400490663859011870209371970972150945082666424918927634295647911589837109865317089238530797137608164157395655658352729891035879023714822339801986688492166223989545320700330804670668231666477968983917758849013083385564990859779814717333719995618786793238049262725434532374283840405289295307500751226594707516208244695305680414519418698867285119590555327881076455467055858394855053219890844726811525206117561269412376023366353765289414498497576191277044101265862172921028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Седьмой</text:span><text:span text:style-name="T12"> тестовый набор:</text:span></text:p>
          <text:list>
            <text:list-item>
              <text:p text:style-name="P20"><text:span text:style-name="T28">Входное сообщение: </text:span><text:span text:style-name="T33">й</text:span></text:p>
            </text:list-item>
            <text:list-item>
              <text:p text:style-name="P23"><text:soft-page-break/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13461736479435032495723052917174475901257446126377749504054464910932157113338196220958350124642655733463496643606133428042321207947796875275112113309546890750046495515422562650474899295413147855476325837092349116777893591170247916471939029826807912193086682732944333206569083646744282137492917214082909279985446622324951750415802363630740478172814624396692632655347369878104552034494030468701217086289370877619502092776568291584803462281602362743589062006453249738075469609270342498301148218588929038502370052488299933587447839117103563119848626099086286943998359764038155258518825748333903747072681049162731044161033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847507891941177412413649027820344043343275137974496764480045199238690819684047142952441408887736661065816060416541900363193574682890732065628768169357621972850326388095785487523985450857906954112872429373377366309498282758875793877706035324555738677520723453257370932607596306307382213090250948705404331739612666464330372960158451513387882604895203395014549636248196756189534176411966723030547645355579314141292785559561953792268647455589201756216647831763875227405661738246608105386812464244663058929565584577416334663887502354978624020231532291842674996550513948299136809661901455068800155878966498076594311363073</text:p>
                </text:list-item>
                <text:list-item>
                  <text:p text:style-name="P25">Произведение простых чисел: 13461736479435032495723052917174475901257446126377749504054464910932157113338196220958350124642655733463496643606133428042321207947796875275112113309546890750046495515422562650474899295413147855476325837092349116777893591170247916471939029826807912193086682732944333206569083646744282137492917214082909279985446622324951750415802363630740478172814624396692632655347369878104552034494030468701217086289370877619502092776568291584803462281602362743589062006453249738075469609270342498301148218588929038502370052488299933587447839117103563119848626099086286943998359764038155258518825748333903747072681049162731044161033</text:p>
                </text:list-item>
              </text:list>
            </text:list-item>
            <text:list-item>
              <text:p text:style-name="P23">Зашифрованное сообщение: 8617494782704428068931969413443660150277198148963556797440827885823915387720173256600328859169689834534446322528871918038434224212811509683124641826857411016650348776134294405567499018532383789971093267341230368930600583986627582774129808063145287556734439880342374453267343145281849485573689167488412826326086303109982362063728119434445412182791650595340581092334134418831614899545616236182029994825997904502919114855618481287538221431795319600607323625745505626279344542984862931791047796938690404555124938771269498650832436353821554947155212424110537634944309916253100154622957489982560672956861774262775662224139</text:p>
            </text:list-item>
            <text:list-item>
              <text:p text:style-name="P20"><text:soft-page-break/><text:span text:style-name="T28">Расшифрованное сообщение: </text:span><text:span text:style-name="T33">й</text:span></text:p>
            </text:list-item>
            <text:list-item>
              <text:p text:style-name="P23">Цифровая подпись: 111103789895492785339175223758288139722915241914867082584571515156725480164067991983021973086362887068185145356549434871869042969473441602718344491090186386154434622842799943075602986855040977961380147926321430749014986801238527296109744006753336320918257548737307435502633399151288005823156053221837601982250923063811878541240364721784766390476893994205477513258467553297338648162289266420825736472922321217692386799321598964844477706422683927825163347244051374705174523793119140410893952157820570261420241422664095119309393179896583726621942910666176754041677680511832745741112973036271929304795752911306294950791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Восьмой</text:span><text:span text:style-name="T12"> тестовый набор:</text:span></text:p>
          <text:list>
            <text:list-item>
              <text:p text:style-name="P20"><text:span text:style-name="T28">Входное сообщение: </text:span><text:span text:style-name="T33">1q2w3e4r5t6y7u8i9o0p-[=]</text:span>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12564748168052542343336955993507342221175042509607526660560074772639959443225409850924345168233815242965029349047104036363760656071970784275318673111476886287192780316185635951422373159106359537272730101619266190364076540379679705123350248188810268227409367912469382928599610936041456806602230307774277016106304929497771265473644643528452136503674716688411040223740159106531888015305459848066989121846174703807258090467117975470183640088380022169446005152742006027015292272516440363982921551605270299977315698211207438143339628019666387590663217688561520439140102031063176298174688156045401978735897864313061098913463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11550549809735897562583297797287590930300941240464541537128077648156608275874716073189786278752195964766683296337044370032309813485024090822514367440486259184041128457348307203035593873944197064895710368681140884856867408155005007775248827420102418937344281682447211701776717885525575601986123401322563855369376968290997546216816796149764196674075744010803269133997790628111289275239025116461462529240794475305649413155122059818440677780624426827032863504252775110797479875401987462148167275464384175072504267030274591621896506852477086450937510695491349547493805019608612438067010827932819506963314639058396764378441</text:p>
                </text:list-item>
                <text:list-item>
                  <text:p text:style-name="P20"><text:span text:style-name="T31">Произведение простых чисел: 1256474816805254234333695599350734222117504250960752666056007477263995944322540985092434516823381524296502934904710403636376065607197078427531867311147688628719278031618563595142237315910635953727273010161926619036407654037967970512335024818881026822740936791246938292859961093604145680660223030777427701610630492949777126547364464352845213650367471668841104022374015910653188801530545984806698912184617470</text:span><text:soft-page-break/><text:span text:style-name="T31">3807258090467117975470183640088380022169446005152742006027015292272516440363982921551605270299977315698211207438143339628019666387590663217688561520439140102031063176298174688156045401978735897864313061098913463</text:span></text:p>
                </text:list-item>
              </text:list>
            </text:list-item>
            <text:list-item>
              <text:p text:style-name="P23">Зашифрованное сообщение: 9962695952056874526162111222267239499390769809498093982130359974232473923216042413714201289281691603274221976676133570773865124190710885350754324582164451039905893550176133774383797996193861949716542621417463384585487107322486932063101287496011274188402269887752801757085873235253359797171158627157932485984144377158839424755817702586854591532118074641843584244150013096248865759205256907267775680473218740270974685187616614957497364800511717439612640146787795045324119701225037721548488510278241902448057404762374772880361025405533382649027703969637584213678983844826849810258778805174510839296631576674811622636699</text:p>
            </text:list-item>
            <text:list-item>
              <text:p text:style-name="P21"><text:span text:style-name="T28">Расшифрованное сообщение: </text:span><text:span text:style-name="T33">1q2w3e4r5t6y7u8i9o0p-[=]</text:span></text:p>
            </text:list-item>
            <text:list-item>
              <text:p text:style-name="P23">Цифровая подпись: 636910795165204709079962284630375955247843770081303849692824921740596646772709047176848090985529815444702141862088358560595626838435436717411904620402528062758868796435277969319245954964305365337448102835937579922256547507190168775478213771527762751195356424096813924225516930556378057604829678079719924101525441478258529304475792123508584333153534963675329694255713376006564735181710873423641453186509496480033617276914038475775849756351708868629846973688493838492553588543527877243850713569829574767262462713457340995556468076377775294121225643148888123798430439214050951672594872549155412409393992844674758781517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6"><text:span text:style-name="T13">Девятый</text:span><text:span text:style-name="T12"> тестовый набор:</text:span></text:p>
          <text:list>
            <text:list-item>
              <text:p text:style-name="P23">Входное сообщение: 1й2ц3у4к5е6н7г8ш9щ0з-х=ъ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5">Произведение простых чисел: 21033543770567303450281387491218428908568455046949017030663043711861245459552974093929108426945229429038636962596007371259362422889536809793342569274325759171218317591744239989910588766382471317464407337261069502056779580103814552082094290005171682866299747463243593123275785165430296401056509725845080480561251693918902458735965457326266842348771238210594280275585209301629687731255274687414903163278961918420557432909726720038088261902082306422035007231835963939107195182371449279150813488883076866185053503636561840966369388283628183948038357244873139134448896578273491083525562254000096226036480939383484112019147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6"><text:span text:style-name="T28">Секретная экспонента: 1759818584267691456870591147452553690806008965301059631723067390714386792626559391629788977790694974262593009399311644091527869347547144195490109557988776344103962660036486124428593487384302073257130853600311616348443466615549175785</text:span><text:soft-page-break/><text:span text:style-name="T28">1556772568985136436025665694982009273060731006546522461497041332335372354404366098478374187500689102720821318343290331086477639218238932851596095353288286721134927030935996163748669900222194318837210350939209896424416295044669936105209159437225322237956778325043901997716323532642737591360429482107774668831670099433060281128820086031455984735064899823401652396224653978587002102420033</text:span></text:p>
                </text:list-item>
                <text:list-item>
                  <text:p text:style-name="P25">Произведение простых чисел: 21033543770567303450281387491218428908568455046949017030663043711861245459552974093929108426945229429038636962596007371259362422889536809793342569274325759171218317591744239989910588766382471317464407337261069502056779580103814552082094290005171682866299747463243593123275785165430296401056509725845080480561251693918902458735965457326266842348771238210594280275585209301629687731255274687414903163278961918420557432909726720038088261902082306422035007231835963939107195182371449279150813488883076866185053503636561840966369388283628183948038357244873139134448896578273491083525562254000096226036480939383484112019147</text:p>
                </text:list-item>
              </text:list>
            </text:list-item>
            <text:list-item>
              <text:p text:style-name="P23">Зашифрованное сообщение: 3850721290603676243941473991153279983653951858730832863533368618931133344695023390503716855072017195029125247867357586112582405114090490477499614428230142289256542778929907333056756883501188696383925372373468210493588842308881574734451408659347966856031579204795683032233558479330791962117333534455933365363754187959645529300152720015837134390928335374685142732375169106245312955965360275152751156106466427790073990741093562460895759713171327741642997673578444153542999093886148153581050605812522153599177904129623187874371487246894725163315028623020965619397470277886925223067349583498234601961279189686089696423769</text:p>
            </text:list-item>
            <text:list-item>
              <text:p text:style-name="P23">Расшифрованное сообщение: 1й2ц3у4к5е6н7г8ш9щ0з-х=ъ</text:p>
            </text:list-item>
            <text:list-item>
              <text:p text:style-name="P23">Цифровая подпись: 191125889632121924829742503400427219888748406307971683119647033889666495894763103478462345154507927848818614883554201924712359169352688964084991953195124734357653849742014859562273779848274946744167512502450308941096739603273466710824022125195738122942862061129893162300027106169663786593520989947918078699125801534911489810599422437750736317656542960238199895407867043505010019282166121965315202066070409260743627048570092040028183800341951676907011340135660258427275952933408841795983495620633238389508330249644793864284018957572463129897207539739341210820845068207936636377737387118476165966272688637010522713065<text:tab/><text:tab/>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  <text:list-item>
          <text:p text:style-name="P18"><text:span text:style-name="T31"><text:s/></text:span><text:span text:style-name="T32">Десятый тестовый набор:</text:span></text:p>
          <text:list>
            <text:list-item>
              <text:p text:style-name="P23">Входное сообщение: /////*******------++++++++++.........</text:p>
            </text:list-item>
            <text:list-item>
              <text:p text:style-name="P23">Публичный ключ: </text:p>
              <text:list>
                <text:list-item>
                  <text:p text:style-name="P20"><text:span text:style-name="T30">Открытая .экспонента: </text:span><text:span text:style-name="T28">65537</text:span></text:p>
                </text:list-item>
                <text:list-item>
                  <text:p text:style-name="P20"><text:span text:style-name="T31">Произведение простых чисел: 16563482762726290354537577141716791223996372437971794751539767626795373652914693083548630765718991959479733090336834</text:span><text:soft-page-break/><text:span text:style-name="T31">837571380270805435162062567452793580735183160682366566254381956311018827214169648688265283801086955135212221375932769982628372079173717054684107028738563680683592943608662418153533141323684036904453089598222333095654459696978027627176413833067635760042845990887066677359119534875925228246789983491114250394980438234377409269767547263800687173213155684368875365090232274278902170958634509593920078751966620763182741256841221379894641828733291396367612458189273695208080285718358782643520682471593624849</text:span></text:p>
                </text:list-item>
              </text:list>
            </text:list-item>
            <text:list-item>
              <text:p text:style-name="P20"><text:span text:style-name="T28">Приватный кл</text:span><text:span text:style-name="T31">юч:</text:span></text:p>
              <text:list>
                <text:list-item>
                  <text:p text:style-name="P25">Секретная экспонента: 2591795714356136344138163992680557456125284943641008211804634283119254113106187002331373247210709409104241311646920689981148125137094123730894444792989768211900343281949691604543417756352489148263535074240282285529165381407910191045610446830884415314530658796062982955743250533982890685156448486845053548068965431025957127950890124418264944616844137853869613569655338566895822038394304424396708514177603515385877312816254316617442123245783244470156164200517664904155394765655310950332344915572552730138701994996710736189385720347615270328343371083826778786151726345722159623158791043325475364802685671317976136818833</text:p>
                </text:list-item>
                <text:list-item>
                  <text:p text:style-name="P25">Произведение простых чисел: 16563482762726290354537577141716791223996372437971794751539767626795373652914693083548630765718991959479733090336834837571380270805435162062567452793580735183160682366566254381956311018827214169648688265283801086955135212221375932769982628372079173717054684107028738563680683592943608662418153533141323684036904453089598222333095654459696978027627176413833067635760042845990887066677359119534875925228246789983491114250394980438234377409269767547263800687173213155684368875365090232274278902170958634509593920078751966620763182741256841221379894641828733291396367612458189273695208080285718358782643520682471593624849</text:p>
                </text:list-item>
              </text:list>
            </text:list-item>
            <text:list-item>
              <text:p text:style-name="P23">Зашифрованное сообщение: 4402650566915753122020874815659443251617694459620081585449646883415431775296159550536318598857270580416652155624285512802991468675212030040882328750186759583479984315915807448265673034890317458832431932330489940594047964966825285305603984183839615826324098680602871578900807100882020590603390432809212633396744970957742022505741341848183475971643661657553116433904615860003558586296740289519821652034967928709005480947280727571524485894247423370291710928643396100833495695600309972475748362021557437327789859540271564607852046101266681960516139878302510121460939591565856623460496548292106237511886021802278047123033</text:p>
            </text:list-item>
            <text:list-item>
              <text:p text:style-name="P23">Расшифрованное сообщение: /////*******------++++++++++.........</text:p>
            </text:list-item>
            <text:list-item>
              <text:p text:style-name="P20"><text:span text:style-name="T28">Цифровая подпись: 932296929313373744957051433220393149142585668886300588146458716281320470926518585009031961449773958982311838604268231275433536564506823361702161968625465410059034181209816974569604675971591314</text:span><text:soft-page-break/><text:span text:style-name="T28">484456032346884628166492761857016024327123522577106547077517131316615929596151845386162636665201891615561647112662624268300598267183204547131821475668443522561257392619956603564798742930179077808544981243457775849329723226520224077713873560169736136333342126637233832545661889155577978685023388235121339494074256289157119829755408583537930584320228508024169758275838288962295137005900506984894855375869861503196347063454537</text:span></text:p>
            </text:list-item>
            <text:list-item>
              <text:p text:style-name="P27">Результат проверки подписи: Подпись действительна: True</text:p>
            </text:list-item>
          </text:list>
        </text:list-item>
      </text:list>
      <text:p text:style-name="P28">Вывод:</text:p>
      <text:p text:style-name="P3">В результате выполнения данной лабораторной работы была разработана программа, реализующая криптографический алгоритм RSA. Она позволяет генерировать открытые и закрытые ключи, шифровать и расшифровывать сообщения, а также создавать и проверять электронные цифровые подписи. Все входные и выходные данные обрабатываются через файлы, что дает возможность тестировать систему на различных наборах данных. Для оптимизации скорости вычислений используется метод последовательного возведения в квадрат и умножения. Основные задачи алгоритма RSA включают: </text:p>
      <text:list xml:id="list1873163500" text:style-name="L1">
        <text:list-item>
          <text:p text:style-name="P41"><text:span text:style-name="Strong_20_Emphasis">Конфиденциальность</text:span>: Шифрование защищает данные от несанкционированного доступа. </text:p>
        </text:list-item>
        <text:list-item>
          <text:p text:style-name="P41"><text:span text:style-name="Strong_20_Emphasis">Аутентификация</text:span>: Цифровая подпись позволяет подтвердить, что сообщение было отправлено конкретным отправителем. </text:p>
        </text:list-item>
        <text:list-item>
          <text:p text:style-name="P40"><text:span text:style-name="Strong_20_Emphasis">Целостность</text:span>: Цифровая подпись гарантирует, что данные не были изменены во время передачи. </text:p>
        </text:list-item>
      </text:list>
      <text:p text:style-name="Text_20_body">Существуют две основные схемы построения цифровой подписи: </text:p>
      <text:list xml:id="list1563169917" text:style-name="L2">
        <text:list-item>
          <text:p text:style-name="P43"><text:span text:style-name="Strong_20_Emphasis">Схема арбитражной подписи</text:span>: В этом случае требуется третье лицо для проверки аутентичности. </text:p>
        </text:list-item>
        <text:list-item>
          <text:p text:style-name="P42"><text:span text:style-name="Strong_20_Emphasis">Схема прямой модели</text:span>: Здесь третье лицо необходимо только в случае возникновения конфликта между сторонами. </text:p>
        </text:list-item>
      </text:list>
      <text:p text:style-name="P13">Преимущества RSA включают высокий уровень безопасности, поскольку для его взлома требуется решить сложную задачу факторизации большого числа (модуля n), что практически невозможно для современных вычислительных систем при длине ключей более <text:span text:style-name="T35">2048</text:span> бит. Кроме того, алгоритм относительно прост для понимания и реализации, так как основан на базовых операциях возведения в степень и вычисления остатка. Еще одним плюсом RSA является его универсальность: он может использоваться как для шифрования данных, так и для создания цифровых подписей, что делает его гибким инструментом в криптографии. Однако у RSA есть и недостатки. Он значительно медленнее современных симметричных алгоритмов (например, AES), так как операция возведения в степень с большим модулем требует значительных вычислительных ресурсов, особенно при длине ключа <text:span text:style-name="T35">2048</text:span> бита или более. Кроме того, алгоритм требует использования длинных ключей для обеспечения безопасности, что увеличивает объем данных для хранения и передачи. Основные рекомендации по минимизации риска утечки ключей и информации включают: </text:p>
      <text:list xml:id="list1929622933" text:style-name="L3">
        <text:list-item>
          <text:p text:style-name="P45">Увеличение длины ключей до <text:span text:style-name="T35">2048</text:span> бит и более. </text:p>
        </text:list-item>
        <text:list-item>
          <text:p text:style-name="P46">Безопасное хранение ключей, так как безопасность алгоритма напрямую зависит от защиты закрытого ключа. </text:p>
        </text:list-item>
        <text:list-item>
          <text:p text:style-name="P44">Регулярная ротация ключей, особенно в системах с длительным сроком жизни ключа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RU" style:letter-kerning="fals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 Машкович</meta:initial-creator>
    <meta:editing-cycles>6</meta:editing-cycles>
    <meta:creation-date>2024-10-16T10:11:00</meta:creation-date>
    <dc:date>2024-11-15T14:25:36.053164556</dc:date>
    <meta:editing-duration>PT3H54S</meta:editing-duration>
    <meta:generator>LibreOffice/7.3.7.2$Linux_X86_64 LibreOffice_project/30$Build-2</meta:generator>
    <meta:document-statistic meta:table-count="0" meta:image-count="0" meta:object-count="2" meta:page-count="18" meta:paragraph-count="247" meta:word-count="1464" meta:character-count="41828" meta:non-whitespace-character-count="4044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p>
        <mi>a</mi>
        <mi>b</mi>
      </msup>
      <mi mathvariant="italic">mod</mi>
      <mi>c</mi>
    </mrow>
    <annotation encoding="StarMath 5.0">{a} ^ {b}  mod c</annotation>
  </semantics>
</math>
</file>

<file path=Object 2/content.xml><?xml version="1.0" encoding="utf-8"?>
<math xmlns="http://www.w3.org/1998/Math/MathML" display="block">
  <semantics>
    <mrow>
      <mi>φ</mi>
      <mrow>
        <mo fence="true" form="prefix" stretchy="false">(</mo>
        <mrow>
          <mi>n</mi>
        </mrow>
        <mo fence="true" form="postfix" stretchy="false">)</mo>
      </mrow>
    </mrow>
    <annotation encoding="StarMath 5.0">φ( n )</annotation>
  </semantics>
</math>
</file>